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39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1.41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routes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u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rou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ime_zone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ey Triangl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 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vens Par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chanted Lake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sh Creek Linear Par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haluu Beach Park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America/Honolulu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ko Road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America/Honolulu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ttle Roa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 Sands Beach Park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America/Honolulu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ld Airport Garden Loop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America/Honolulu</text:p>
          </table:table-cell>
          <table:table-cell office:value-type="string" calcext:value-type="string">
            <text:p>Out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lani Road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America/Honolulu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ks Mall - Mixe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In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ks Mall - Main corridor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In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ks Mall - 3 lap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arks Mall - 4 laps</text:p>
          </table:table-cell>
          <table:table-cell table:style-name="ce1" office:value-type="string" calcext:value-type="string">
            <text:p>TX</text:p>
          </table:table-cell>
          <table:table-cell table:style-name="ce1" office:value-type="string" calcext:value-type="string">
            <text:p>Arlington</text:p>
          </table:table-cell>
          <table:table-cell table:style-name="ce1" office:value-type="string" calcext:value-type="string">
            <text:p>America/Chicago</text:p>
          </table:table-cell>
          <table:table-cell table:style-name="ce1" office:value-type="string" calcext:value-type="string">
            <text:p>Bot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p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Perkins Roa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ver Legacy North East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ver Legacy Park East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ver Legacy Park West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i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g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outh Rush Creek Linear Park</text:p>
          </table:table-cell>
          <table:table-cell table:style-name="ce1" office:value-type="string" calcext:value-type="string">
            <text:p>TX</text:p>
          </table:table-cell>
          <table:table-cell table:style-name="ce1" office:value-type="string" calcext:value-type="string">
            <text:p>Arlington</text:p>
          </table:table-cell>
          <table:table-cell table:style-name="ce1" office:value-type="string" calcext:value-type="string">
            <text:p>America/Chicago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ne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rewood Driv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e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vall Par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dergriff Par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trans Par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ur Park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lliage Cree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idian - River Legacy East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idian Lake Loop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ea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reen Oaks - Little Roa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table:style-name="ce1"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ver Lagacy Shad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p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071in 0.0102in 0.0071in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outes" style:display-name="PageStyle_rou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raig Slinkman</meta:initial-creator>
    <dc:creator>Craig Slinkman</dc:creator>
    <meta:creation-date>2020-02-28T18:24:12</meta:creation-date>
    <dc:date>2020-06-27T00:45:06</dc:date>
    <meta:generator>LibreOffice/6.4.5.2$Windows_X86_64 LibreOffice_project/a726b36747cf2001e06b58ad5db1aa3a9a1872d6</meta:generator>
    <meta:document-statistic meta:table-count="1" meta:cell-count="21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